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b47804" draw:marker-start-width="0.307cm" draw:marker-end-width="0.307cm" draw:fill-color="#ffde59" draw:textarea-horizontal-align="center" draw:textarea-vertical-align="middle" fo:padding-top="0.161cm" fo:padding-bottom="0.161cm" fo:padding-left="0.286cm" fo:padding-right="0.286cm"/>
    </style:style>
    <style:style style:name="gr2" style:family="graphic" style:parent-style-name="standard">
      <style:graphic-properties svg:stroke-width="0.071cm" svg:stroke-color="#b47804" draw:marker-start-width="0.306cm" draw:marker-end-width="0.306cm" draw:fill="solid" draw:fill-color="#e8a202" draw:opacity="100%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71cm" svg:stroke-color="#000000" draw:marker-start-width="0.307cm" draw:marker-end-width="0.307cm" draw:fill-color="#cc9900" draw:textarea-horizontal-align="justify" draw:textarea-vertical-align="middle" draw:auto-grow-height="false" fo:min-height="0cm" fo:min-width="1.791cm" fo:padding-top="0.161cm" fo:padding-bottom="0.161cm" fo:padding-left="0.286cm" fo:padding-right="0.286cm"/>
    </style:style>
    <style:style style:name="gr4" style:family="graphic" style:parent-style-name="standard">
      <style:graphic-properties svg:stroke-width="0.071cm" svg:stroke-color="#000000" draw:marker-start-width="0.307cm" draw:marker-end-width="0.307cm" draw:fill-color="#996600" draw:textarea-horizontal-align="justify" draw:textarea-vertical-align="middle" draw:auto-grow-height="false" fo:min-height="0.004cm" fo:min-width="1.124cm" fo:padding-top="0.161cm" fo:padding-bottom="0.161cm" fo:padding-left="0.286cm" fo:padding-right="0.286cm"/>
    </style:style>
    <style:style style:name="gr5" style:family="graphic" style:parent-style-name="standard">
      <style:graphic-properties svg:stroke-width="0.071cm" svg:stroke-color="#b47804" draw:marker-start-width="0.306cm" draw:marker-end-width="0.306cm" draw:fill="solid" draw:fill-color="#ffde59" draw:opacity="100%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width="0.071cm" svg:stroke-color="#808080" draw:marker-start-width="0.306cm" draw:marker-end-width="0.306cm" draw:fill="solid" draw:fill-color="#ffde59" draw:opacity="100%" draw:textarea-horizontal-align="center" draw:textarea-vertical-align="middle" fo:padding-top="0.16cm" fo:padding-bottom="0.16cm" fo:padding-left="0.285cm" fo:padding-right="0.285cm"/>
    </style:style>
    <style:style style:name="P1" style:family="paragraph">
      <loext:graphic-properties draw:fill-color="#ffde59"/>
      <style:paragraph-properties fo:text-align="center"/>
    </style:style>
    <style:style style:name="P2" style:family="paragraph">
      <loext:graphic-properties draw:fill="solid" draw:fill-color="#e8a202" draw:opacity="100%"/>
      <style:paragraph-properties fo:text-align="center"/>
    </style:style>
    <style:style style:name="P3" style:family="paragraph">
      <loext:graphic-properties draw:fill-color="#cc9900"/>
      <style:paragraph-properties fo:text-align="center"/>
    </style:style>
    <style:style style:name="P4" style:family="paragraph">
      <loext:graphic-properties draw:fill-color="#996600"/>
      <style:paragraph-properties fo:text-align="center"/>
    </style:style>
    <style:style style:name="P5" style:family="paragraph">
      <loext:graphic-properties draw:fill="solid" draw:fill-color="#ffde59" draw:opacity="100%"/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915cm" svg:height="2.287cm" svg:x="0.587cm" svg:y="0.692cm" svg:viewBox="0 0 2916 2288" svg:d="M1761 941c-12-4-26-6-39-6-21 0-39 2-53 6-15 4-27 10-38 18-11 6-20 16-29 26-7 8-13 16-18 25-7-9-13-17-20-25-8-10-18-20-29-26-10-8-23-14-38-18-14-4-32-6-53-6-13 0-26 2-38 6-13 3-25 8-36 15-22 14-41 32-56 52-9 14-15 29-20 43-4 15-6 30-6 46s2 32 6 50c5 16 11 34 19 51 1 0 1 1 1 1 30 52 69 98 115 141 44 43 96 84 150 124 0 1 1 1 1 1 1 0 2 1 4 1 0 0 1-1 2-1s1 0 1-1c54-40 106-81 151-124s85-89 115-141v-1c8-17 15-34 19-51 5-17 7-34 7-49 0-17-2-32-7-47-4-14-11-29-19-43h-1c-14-20-33-38-55-52-12-7-24-12-36-15zM1063 941c-13-3-26-6-39-6-20 0-38 3-53 6-15 4-28 10-39 18-10 7-19 16-28 26-6 8-12 16-19 25-6-9-13-17-19-25-9-10-17-19-28-26-11-8-23-14-39-18-15-3-32-6-53-6-13 0-26 3-39 6-12 4-24 9-35 16-22 13-42 31-55 51v1c-10 13-17 28-21 42-4 15-7 30-7 47 0 15 3 32 7 49s11 34 20 52c30 52 69 98 115 142 45 43 96 83 151 124 1 1 2 1 3 1s3 0 3-1h1c54-41 106-81 151-124 46-44 85-90 114-142 1 0 1 0 1 0 9-18 14-35 20-52 4-17 5-33 5-49 0-17-1-32-5-46-6-15-11-30-21-43v-1c-14-20-34-38-56-51-11-7-23-12-35-16zM483 540c197-119 386-260 603-334 356-120 756-281 1113-167 196 63 335 255 444 429 154 246 292 537 271 826-19 248-124 534-334 667-306 194-728-19-1088 24-390 47-804 438-1152 254-232-122-248-472-293-731-41-229-91-495 23-698 81-143 272-186 413-270z">
            <text:p/>
          </draw:path>
          <draw:path draw:style-name="gr2" draw:text-style-name="P2" draw:layer="layout" svg:width="0.578cm" svg:height="0.517cm" svg:x="2.548cm" svg:y="1.633cm" svg:viewBox="0 0 579 518" svg:d="M428 0c50 0 98 31 125 70 35 54 34 115 0 185-58 102-155 182-263 263-109-81-205-161-265-263-33-70-34-131 0-185 28-39 75-70 125-70 81 0 107 33 140 80 32-47 57-80 138-80z">
            <text:p/>
          </draw:path>
          <draw:g>
            <draw:custom-shape draw:style-name="gr3" draw:text-style-name="P3" draw:layer="layout" svg:width="2.383cm" svg:height="0.22cm" draw:transform="skewX (-0.00453785605518522) rotate (0.785398163397448) translate (0.103cm 2.201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.73cm" svg:height="0.36cm" draw:transform="skewX (-0.00279252680319097) rotate (0.785398163397448) translate (0.284cm 1.92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path draw:style-name="gr5" draw:text-style-name="P5" draw:layer="layout" svg:width="0.578cm" svg:height="0.517cm" svg:x="2.924cm" svg:y="2.98cm" svg:viewBox="0 0 579 518" svg:d="M428 0c50 0 98 31 125 70 35 54 34 115 0 185-58 102-155 182-263 263-109-81-205-161-265-263-33-70-34-131 0-185 28-39 75-70 125-70 81 0 107 33 140 80 32-47 57-80 138-80z">
            <text:p/>
          </draw:path>
          <draw:path draw:style-name="gr5" draw:text-style-name="P5" draw:layer="layout" svg:width="0.578cm" svg:height="0.517cm" svg:x="3.318cm" svg:y="0.503cm" svg:viewBox="0 0 579 518" svg:d="M428 0c50 0 98 31 125 70 35 54 34 115 0 185-58 102-155 182-263 263-109-81-205-161-265-263-33-70-34-131 0-185 28-39 75-70 125-70 81 0 107 33 140 80 32-47 57-80 138-80z">
            <text:p/>
          </draw:path>
          <draw:path draw:style-name="gr6" draw:text-style-name="P5" draw:layer="layout" svg:width="0.578cm" svg:height="0.517cm" svg:x="2.548cm" svg:y="1.633cm" svg:viewBox="0 0 579 518" svg:d="M428 0c50 0 98 31 125 70 35 54 34 115 0 185-58 102-155 182-263 263-109-81-205-161-265-263-33-70-34-131 0-185 28-39 75-70 125-70 81 0 107 33 140 80 32-47 57-80 138-80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0T11:29:10.185000000</meta:creation-date>
    <dc:date>2022-03-17T20:22:44.565000000</dc:date>
    <meta:editing-duration>PT11M</meta:editing-duration>
    <meta:editing-cycles>4</meta:editing-cycles>
    <meta:generator>LibreOffice/7.0.5.2$Windows_X86_64 LibreOffice_project/64390860c6cd0aca4beafafcfd84613dd9dfb63a</meta:generator>
    <meta:document-statistic meta:object-count="9"/>
  </office:meta>
</office:document-meta>
</file>